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65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905cm"/>
      <style:paragraph-properties style:writing-mode="lr-tb"/>
    </style:style>
    <style:style style:name="P1" style:family="paragraph">
      <style:paragraph-properties style:writing-mode="lr-tb"/>
      <style:text-properties fo:font-size="24pt" style:font-size-asian="24pt" style:font-size-complex="24pt"/>
    </style:style>
    <style:style style:name="P2" style:family="paragraph">
      <loext:graphic-properties draw:fill-color="#ffffff"/>
      <style:paragraph-properties style:writing-mode="lr-tb"/>
      <style:text-properties fo:font-size="16pt" style:font-size-asian="16pt" style:font-size-complex="16pt"/>
    </style:style>
    <style:style style:name="P3" style:family="paragraph">
      <loext:graphic-properties draw:fill-color="#ffffff"/>
      <style:paragraph-properties style:writing-mode="lr-tb"/>
    </style:style>
    <style:style style:name="P4" style:family="paragraph">
      <style:paragraph-properties style:writing-mode="lr-tb"/>
      <style:text-properties fo:font-size="18pt" style:font-size-asian="18pt" style:font-size-complex="18pt"/>
    </style:style>
    <style:style style:name="P5" style:family="paragraph">
      <style:paragraph-properties fo:margin-top="0.5cm" fo:margin-bottom="0cm"/>
    </style:style>
    <style:style style:name="P6" style:family="paragraph">
      <style:paragraph-properties fo:text-align="center"/>
    </style:style>
    <style:style style:name="P7" style:family="paragraph">
      <loext:graphic-properties draw:fill-color="#ffffff"/>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Dateze App</text:span></text:p>
          </draw:text-box>
        </draw:frame>
        <draw:frame presentation:style-name="pr2" draw:text-style-name="P2" draw:layer="layout" svg:width="24cm" svg:height="2.659cm" svg:x="1.905cm" svg:y="11.311cm" presentation:class="subtitle" presentation:user-transformed="true">
          <draw:text-box>
            <text:p><text:span text:style-name="T2">Improving relationships by allowing people who knows "how to communicate properly" </text:span></text:p>
            <text:p><text:span text:style-name="T2">and people with "better understanding of self" find each other more convenientl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Dating apps in 2022</text:span></text:p>
          </draw:text-box>
        </draw:frame>
        <draw:frame presentation:style-name="pr4" draw:text-style-name="P4" draw:layer="layout" svg:width="24cm" svg:height="10.16cm" svg:x="2.035cm" svg:y="3.704cm" presentation:class="outline" presentation:user-transformed="true">
          <draw:text-box>
            <text:list text:style-name="L2">
              <text:list-item>
                <text:p>Lack of authenticity</text:p>
                <text:list>
                  <text:list-item>
                    <text:p>No reward for staying longer, no substantial user generated activity</text:p>
                    <text:p/>
                  </text:list-item>
                </text:list>
              </text:list-item>
              <text:list-item>
                <text:p>Difficulty during initial conversation</text:p>
                <text:list>
                  <text:list-item>
                    <text:p>Texting lead to miscommunication often times during initial phase and it is really hard to come up with new and creative ways for breaking ice.</text:p>
                    <text:p/>
                  </text:list-item>
                </text:list>
              </text:list-item>
              <text:list-item>
                <text:p>Poor quality of matches</text:p>
                <text:list>
                  <text:list-item>
                    <text:p>Wrong main selection criteria,</text:p>
                    <text:list>
                      <text:list-item>
                        <text:p>Modern dating apps : “Liking similar thing” as main criteria is unsustainable as preferences kept changing with life exposure and maturity.</text:p>
                      </text:list-item>
                      <text:list-item>
                        <text:p>Matrimonial apps : “same community” as main criteria has no real utility in modern social structure. </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Solutions</text:span></text:p>
          </draw:text-box>
        </draw:frame>
        <draw:frame presentation:style-name="pr4" draw:text-style-name="P4" draw:layer="layout" svg:width="23.365cm" svg:height="10.16cm" svg:x="2.035cm" svg:y="3.504cm" presentation:class="outline" presentation:user-transformed="true">
          <draw:text-box>
            <text:list text:style-name="L2">
              <text:list-item>
                <text:p>Lack of authenticity</text:p>
                <text:list>
                  <text:list-item>
                    <text:p>We can improve authenticity by making Communication Score feedback from paid users as major criteria and expanding it’s use case to friendships in order to encourage people stay longer on platform. <text:s/></text:p>
                    <text:p/>
                  </text:list-item>
                </text:list>
              </text:list-item>
              <text:list-item>
                <text:p text:style-name="P5">Difficulty during initial conversation</text:p>
                <text:list>
                  <text:list-item>
                    <text:p>We can improve the initial conversation with the help of customized NFTs Stickers packs.</text:p>
                    <text:p/>
                  </text:list-item>
                </text:list>
              </text:list-item>
              <text:list-item>
                <text:p>Poor Quality of matches</text:p>
                <text:list>
                  <text:list-item>
                    <text:p>By making communication skills score as major criteria</text:p>
                    <text:list>
                      <text:list-item>
                        <text:p>Two people with good communication skills can form and sustain relationships more conveniently</text:p>
                      </text:list-item>
                    </text:list>
                  </text:list-item>
                  <text:list-item>
                    <text:p>By making SQ score as major criteria, </text:p>
                    <text:list>
                      <text:list-item>
                        <text:p><text:span text:style-name="T3">SQ score is ability of an individual to keep oneself mentally stable</text:span>, two people with higher mental stability can form and sustain relationships more conveniently. SQ refers to “Understanding of self” and it can be calculated by “Psychometric Test”. Basically people become mentally unstable when they loose their ability to control things they consider “important” and the most important thing for human is “self” and in order to take control of self the understanding of self SQ comes.</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Workoso App</text:span></text:p>
          </draw:text-box>
        </draw:frame>
        <draw:frame presentation:style-name="pr5" draw:text-style-name="P2" draw:layer="layout" svg:width="24cm" svg:height="1.905cm" svg:x="1.905cm" svg:y="12.065cm" presentation:class="subtitle" presentation:user-transformed="true">
          <draw:text-box>
            <text:p><text:span text:style-name="T2">Boosting economy by improving work review authenticity and work flexibility</text:span></text:p>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 text:style-name="P6"><text:span text:style-name="T1">Work apps in 2022</text:span></text:p>
          </draw:text-box>
        </draw:frame>
        <draw:frame presentation:style-name="pr4" draw:text-style-name="P4" draw:layer="layout" svg:width="22.86cm" svg:height="10.16cm" svg:x="2.54cm" svg:y="3.81cm" presentation:class="outline" presentation:user-transformed="true">
          <draw:text-box>
            <text:list text:style-name="L2">
              <text:list-item>
                <text:p>Lack of authentic work reviews</text:p>
                <text:list>
                  <text:list-item>
                    <text:p><text:span text:style-name="T4">Difficulty in recruitment.</text:span></text:p>
                    <text:list>
                      <text:list-item>
                        <text:p><text:span text:style-name="T4">Recommendations (LinkedIn): </text:span></text:p>
                        <text:list>
                          <text:list-item>
                            <text:p><text:span text:style-name="T4"><text:s/></text:span><text:span text:style-name="T4">Only helpful for people who belongs to leadership roles.</text:span></text:p>
                          </text:list-item>
                        </text:list>
                      </text:list-item>
                      <text:list-item>
                        <text:p><text:span text:style-name="T4">Work Reviews (Fiverr): </text:span></text:p>
                        <text:list>
                          <text:list-item>
                            <text:p><text:span text:style-name="T4"><text:s/></text:span><text:span text:style-name="T4">Only helpful for people doing well defined work, not for leadership roles.</text:span></text:p>
                          </text:list-item>
                        </text:list>
                      </text:list-item>
                    </text:list>
                  </text:list-item>
                  <text:list-item>
                    <text:p><text:span text:style-name="T4">Difficulty in team formation. </text:span></text:p>
                    <text:list>
                      <text:list-item>
                        <text:p><text:span text:style-name="T4">A good team requires combination of leaders (thinkers) and workers (doers), finding both with higher credibility on same platform isn’t really easy.</text:span></text:p>
                      </text:list-item>
                    </text:list>
                  </text:list-item>
                  <text:list-item>
                    <text:p><text:span text:style-name="T4">Difficulty in investments/loans for new ventures. </text:span></text:p>
                    <text:p/>
                  </text:list-item>
                </text:list>
              </text:list-item>
              <text:list-item>
                <text:p><text:span text:style-name="T4">Lack of work flexibility</text:span></text:p>
                <text:list>
                  <text:list-item>
                    <text:p><text:span text:style-name="T4">Prevent people doing experiments and starting out their own venture which ultimately reduce the speed of innovation.</text:span></text:p>
                  </text:list-item>
                </text:list>
                <text:p><text:span text:style-name="T4"/></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546cm" presentation:class="title" presentation:user-transformed="true">
          <draw:text-box>
            <text:p><text:span text:style-name="T1">Solutions</text:span></text:p>
          </draw:text-box>
        </draw:frame>
        <draw:frame presentation:style-name="pr4" draw:text-style-name="P4" draw:layer="layout" svg:width="22.516cm" svg:height="11.43cm" svg:x="2.884cm" svg:y="3.175cm" presentation:class="outline" presentation:user-transformed="true">
          <draw:text-box>
            <text:list text:style-name="L2">
              <text:list-item>
                <text:p>Lack of authentic work reviews</text:p>
                <text:list>
                  <text:list-item>
                    <text:p><text:span text:style-name="T4">Difficulty in recruitment, team formation and investments/loans.</text:span></text:p>
                    <text:list>
                      <text:list-item>
                        <text:p><text:span text:style-name="T4">We can improve recommendations and work reviews authenticity by publishing it on </text:span><text:span text:style-name="T4">blockchain. </text:span></text:p>
                        <text:p><text:span text:style-name="T4"/></text:p>
                      </text:list-item>
                    </text:list>
                  </text:list-item>
                </text:list>
              </text:list-item>
              <text:list-item>
                <text:p text:style-name="P5"><text:span text:style-name="T4">Lack of work flexibility</text:span></text:p>
                <text:list>
                  <text:list-item>
                    <text:p><text:span text:style-name="T4">We can improve it with the help of service oriented architecture (SOA) for work. </text:span></text:p>
                    <text:list>
                      <text:list-item>
                        <text:p><text:span text:style-name="T4">Every work should be done by a service.</text:span></text:p>
                        <text:list>
                          <text:list-item>
                            <text:p><text:span text:style-name="T4"><text:s/></text:span><text:span text:style-name="T4">Everyone should be able to create service</text:span></text:p>
                          </text:list-item>
                          <text:list-item>
                            <text:p><text:span text:style-name="T4"><text:s/></text:span><text:span text:style-name="T4">Each service must hold flexibility to add or remove members</text:span></text:p>
                          </text:list-item>
                          <text:list-item>
                            <text:p><text:span text:style-name="T4"><text:s/></text:span><text:span text:style-name="T4">Multiple services can merge themselves and form a company</text:span></text:p>
                            <text:list>
                              <text:list-item>
                                <text:p><text:span text:style-name="T4">To serve a particular market need or faster execution of tasks</text:span></text:p>
                              </text:list-item>
                              <text:list-item>
                                <text:p><text:span text:style-name="T4">To improve their reach or marketing.</text:span></text:p>
                              </text:list-item>
                            </text:list>
                          </text:list-item>
                        </text:list>
                      </text:list-item>
                    </text:list>
                  </text:list-item>
                  <text:list-item>
                    <text:p><text:span text:style-name="T4">Flexibility in work will give people more experimentation time </text:span></text:p>
                    <text:list>
                      <text:list-item>
                        <text:p><text:span text:style-name="T4">Speed up the innovation </text:span></text:p>
                        <text:p><text:span text:style-name="T4"/></text:p>
                      </text:list-item>
                    </text:list>
                  </text:list-item>
                </text:list>
                <text:p><text:span text:style-name="T4"/></text:p>
                <text:list>
                  <text:list-item>
                    <text:list>
                      <text:list-item>
                        <text:list>
                          <text:list-header>
                            <text:p><text:span text:style-name="T4"/></text:p>
                            <text:list>
                              <text:list-header>
                                <text:p><text:span text:style-name="T4"/></text:p>
                                <text:p><text:span text:style-name="T4"/></text:p>
                              </text:list-header>
                            </text:list>
                          </text:list-header>
                        </text:list>
                        <text:p><text:span text:style-name="T4"/></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23:34:47.265598715</meta:creation-date>
    <meta:editing-duration>PT2H41M40S</meta:editing-duration>
    <meta:editing-cycles>25</meta:editing-cycles>
    <meta:generator>LibreOffice/7.3.6.2$Linux_X86_64 LibreOffice_project/30$Build-2</meta:generator>
    <dc:date>2022-10-09T17:07:17.765016829</dc:date>
    <meta:document-statistic meta:object-count="45"/>
  </office:meta>
</office:document-meta>
</file>